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hu" fo:country="HU" fo:font-weight="normal" style:font-weight-asian="normal" style:font-weight-complex="normal"/>
    </style:style>
    <style:style style:name="P6" style:family="paragraph" style:parent-style-name="Standard" style:master-page-name="">
      <style:paragraph-properties fo:margin-left="0.979cm" fo:margin-right="0cm" fo:line-height="100%" fo:text-indent="0cm" style:auto-text-indent="false" style:page-number="auto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7" style:family="paragraph" style:parent-style-name="Standard" style:master-page-name="">
      <style:paragraph-properties fo:margin-left="0.979cm" fo:margin-right="0cm" fo:line-height="100%" fo:text-indent="0cm" style:auto-text-indent="false" style:page-number="auto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8" style:family="paragraph" style:parent-style-name="Standard">
      <style:paragraph-properties fo:margin-left="0.979cm" fo:margin-right="0cm" fo:line-height="100%" fo:text-indent="0cm" style:auto-text-indent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0.979cm" fo:margin-right="0cm" fo:line-height="100%" fo:text-indent="0cm" style:auto-text-indent="false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1.005cm" fo:margin-right="0cm" fo:line-height="100%" fo:text-indent="0cm" style:auto-text-indent="false" style:page-number="auto" fo:background-color="transparent">
        <style:tab-stops/>
        <style:background-image/>
      </style:paragraph-properties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paragraph-properties fo:margin-left="1.005cm" fo:margin-right="0cm" fo:line-height="100%" fo:text-indent="0cm" style:auto-text-indent="false" fo:background-color="transparent">
        <style:tab-stops/>
        <style:background-image/>
      </style:paragraph-properties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paragraph-properties fo:margin-left="1.005cm" fo:margin-right="0cm" fo:line-height="100%" fo:text-indent="0cm" style:auto-text-indent="false" fo:background-color="transparent">
        <style:tab-stops/>
        <style:background-image/>
      </style:paragraph-properties>
      <style:text-properties fo:language="en" fo:country="US" fo:font-weight="bold" style:font-weight-asian="bold" style:font-weight-complex="bold"/>
    </style:style>
    <style:style style:name="P13" style:family="paragraph" style:parent-style-name="Standard">
      <style:paragraph-properties fo:margin-left="1.005cm" fo:margin-right="0cm" fo:line-height="100%" fo:text-indent="0cm" style:auto-text-indent="false" fo:background-color="transparent">
        <style:tab-stops/>
        <style:background-image/>
      </style:paragraph-properties>
      <style:text-properties fo:language="hu" fo:country="HU" fo:font-weight="bold" style:font-weight-asian="bold" style:font-weight-complex="bold"/>
    </style:style>
    <style:style style:name="P14" style:family="paragraph" style:parent-style-name="Standard">
      <style:paragraph-properties fo:margin-left="1.005cm" fo:margin-right="0cm" fo:line-height="100%" fo:text-indent="0cm" style:auto-text-indent="false" fo:background-color="transparent">
        <style:tab-stops/>
        <style:background-image/>
      </style:paragraph-properties>
      <style:text-properties fo:language="hu" fo:country="HU" fo:font-weight="normal" style:font-weight-asian="normal" style:font-weight-complex="normal"/>
    </style:style>
    <style:style style:name="P15" style:family="paragraph" style:parent-style-name="Standard">
      <style:paragraph-properties fo:margin-left="1.032cm" fo:margin-right="0cm" fo:line-height="100%" fo:text-indent="0cm" style:auto-text-indent="false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 style:master-page-name="">
      <style:paragraph-properties fo:margin-left="1.032cm" fo:margin-right="0cm" fo:line-height="100%" fo:text-indent="0cm" style:auto-text-indent="false" style:page-number="auto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17" style:family="paragraph" style:parent-style-name="Standard" style:master-page-name="">
      <style:paragraph-properties fo:margin-left="1.058cm" fo:margin-right="0cm" fo:line-height="100%" fo:text-indent="0cm" style:auto-text-indent="false" style:page-number="auto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1.058cm" fo:margin-right="0cm" fo:line-height="100%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9" style:family="paragraph" style:parent-style-name="Standard" style:master-page-name="">
      <style:paragraph-properties fo:margin-left="0.926cm" fo:margin-right="0cm" fo:line-height="100%" fo:text-indent="0cm" style:auto-text-indent="false" style:page-number="auto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 style:master-page-name="">
      <style:paragraph-properties fo:margin-left="0.926cm" fo:margin-right="0cm" fo:line-height="100%" fo:text-indent="0cm" style:auto-text-indent="false" style:page-number="auto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21" style:family="paragraph" style:parent-style-name="Standard">
      <style:paragraph-properties fo:margin-left="0.926cm" fo:margin-right="0cm" fo:line-height="100%" fo:text-indent="0cm" style:auto-text-indent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" style:family="paragraph" style:parent-style-name="Standard">
      <style:paragraph-properties fo:margin-left="0.926cm" fo:margin-right="0cm" fo:line-height="100%" fo:text-indent="0cm" style:auto-text-indent="false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24" style:family="paragraph" style:parent-style-name="Standard" style:master-page-name="">
      <style:paragraph-properties fo:margin-left="0.556cm" fo:margin-right="0cm" fo:line-height="100%" fo:text-indent="0cm" style:auto-text-indent="false" style:page-number="auto" fo:background-color="transparent">
        <style:background-image/>
      </style:paragraph-properties>
      <style:text-properties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.556cm" fo:margin-right="0cm" fo:line-height="100%" fo:text-indent="0cm" style:auto-text-indent="false" fo:background-color="transparent">
        <style:background-image/>
      </style:paragraph-properties>
      <style:text-properties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.556cm" fo:margin-right="0cm" fo:line-height="100%" fo:text-indent="0cm" style:auto-text-indent="false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27" style:family="paragraph" style:parent-style-name="Standard" style:master-page-name="">
      <style:paragraph-properties fo:margin-left="0.953cm" fo:margin-right="0cm" fo:line-height="100%" fo:text-indent="0cm" style:auto-text-indent="false" style:page-number="auto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28" style:family="paragraph" style:parent-style-name="Standard" style:list-style-name="L1">
      <style:text-properties fo:font-weight="normal" style:font-weight-asian="normal" style:font-weight-complex="normal"/>
    </style:style>
    <style:style style:name="P29" style:family="paragraph" style:parent-style-name="Standard">
      <style:text-properties fo:language="en" fo:country="US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hu" fo:country="HU"/>
    </style:style>
    <style:style style:name="T7" style:family="text">
      <style:text-properties fo:language="hu" fo:country="HU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end documentation</text:p>
      <text:p text:style-name="P1"/>
      <text:list xml:id="list6681483190661249320" text:style-name="L1">
        <text:list-item>
          <text:p text:style-name="P28">The backend requires Node.JS and MongoDB.</text:p>
        </text:list-item>
        <text:list-item>
          <text:p text:style-name="P28">Run <text:span text:style-name="T2">npm update</text:span><text:span text:style-name="T5">!</text:span></text:p>
        </text:list-item>
        <text:list-item>
          <text:p text:style-name="P28">Configure it by changing <text:span text:style-name="T2">settings.json.</text:span></text:p>
        </text:list-item>
        <text:list-item>
          <text:p text:style-name="P28">Run <text:span text:style-name="T2">node index.js</text:span></text:p>
        </text:list-item>
      </text:list>
      <text:p text:style-name="P2"/>
      <text:p text:style-name="P2">All responses are JSON, in the following form<text:span text:style-name="T3">:</text:span></text:p>
      <text:p text:style-name="P3"/>
      <text:p text:style-name="P24">{<text:tab/></text:p>
      <text:p text:style-name="P25"><text:tab/>"result": "success",</text:p>
      <text:p text:style-name="P25"><text:tab/>"message": "whatever the backend has to tell",</text:p>
      <text:p text:style-name="P25"><text:tab/>"data": { "key": "value" }</text:p>
      <text:p text:style-name="P25">}</text:p>
      <text:p text:style-name="P26"><text:tab/></text:p>
      <text:p text:style-name="P3">The <text:span text:style-name="T2">result </text:span>value can be <text:span text:style-name="T2">"success" </text:span>or <text:span text:style-name="T2">"error". </text:span>The <text:span text:style-name="T2">message </text:span>value contains the error message. The <text:span text:style-name="T2">data </text:span>value contains the returned data. Currently no <text:span text:style-name="T2">success </text:span>response carries a <text:span text:style-name="T2">message </text:span>field, and no <text:span text:style-name="T2">error </text:span>message carries <text:span text:style-name="T2">data.</text:span></text:p>
      <text:p text:style-name="P3"/>
      <text:p text:style-name="P3">The session cookie is named <text:span text:style-name="T2">session. </text:span>By default the session is alive for 5 minutes.</text:p>
      <text:p text:style-name="P3"/>
      <text:p text:style-name="P3">All dates are stored and served as UTC. Input fields with date content are converted to UTC before saving into database.</text:p>
      <text:p text:style-name="P3"/>
      <text:p text:style-name="P3">MongoDB will change its login method in the next version (3.6). The old method causes deprecation warnings, yet the new one is not working yet. Sorry about that.</text:p>
      <text:p text:style-name="P2"/>
      <text:p text:style-name="P1">REST routes:</text:p>
      <text:p text:style-name="P1"/>
      <text:p text:style-name="P1">Route:<text:tab/><text:tab/><text:span text:style-name="T1">/</text:span></text:p>
      <text:p text:style-name="P1">Verbs:<text:tab/><text:tab/><text:span text:style-name="T1">GET</text:span></text:p>
      <text:p text:style-name="P4">Parameters:<text:tab/><text:span text:style-name="T1">none</text:span></text:p>
      <text:p text:style-name="P3"/>
      <text:p text:style-name="P17">Returns a simple about <text:span text:style-name="T3">message and the state of SSL (true or false).</text:span></text:p>
      <text:p text:style-name="P18"/>
      <text:p text:style-name="P1">Route:<text:tab/><text:tab/><text:span text:style-name="T1">/</text:span><text:span text:style-name="T4">login</text:span></text:p>
      <text:p text:style-name="P1">Verbs:<text:tab/><text:tab/><text:span text:style-name="T4">POST</text:span></text:p>
      <text:p text:style-name="P4">Parameters:<text:tab/><text:span text:style-name="T1">username, password</text:span></text:p>
      <text:p text:style-name="P16"/>
      <text:p text:style-name="P15">Login. It also searches for users with user level 0 (pending) which have been registered more than 24 hours ago and removes them. This should be a crontab function.</text:p>
      <text:p text:style-name="P3"/>
      <text:p text:style-name="P1">Route:<text:tab/><text:tab/><text:span text:style-name="T1">/</text:span><text:span text:style-name="T4">logout</text:span></text:p>
      <text:p text:style-name="P1">Verbs:<text:tab/><text:tab/><text:span text:style-name="T4">GET</text:span></text:p>
      <text:p text:style-name="P4">Parameters:<text:tab/><text:span text:style-name="T1">none</text:span></text:p>
      <text:p text:style-name="P3"/>
      <text:p text:style-name="P7">Logs out the user and ends the current session.</text:p>
      <text:p text:style-name="P3"/>
      <text:p text:style-name="P1">Route:<text:tab/><text:tab/><text:span text:style-name="T1">/</text:span><text:span text:style-name="T4">users/:id</text:span></text:p>
      <text:p text:style-name="P1">Verbs:<text:tab/><text:tab/><text:span text:style-name="T4">GET</text:span></text:p>
      <text:p text:style-name="P4">Parameters:<text:tab/><text:span text:style-name="T1">sortMode, sortField, searchField, searchMode, searchText</text:span></text:p>
      <text:p text:style-name="P3"/>
      <text:p text:style-name="P10">Retrieves user data, either a single user or a set of users. If the <text:span text:style-name="T2">/:id </text:span>value is specified, it will <text:soft-page-break/>attempt to find a single user with a matching <text:span text:style-name="T2">_id</text:span> field. Data will only be retrieved if the user sending the query has at a level of at least 2 or he is requesting his own record.</text:p>
      <text:p text:style-name="P11"/>
      <text:p text:style-name="P11"><text:span text:style-name="T2">sortMode</text:span> <text:span text:style-name="T6"><text:tab/></text:span>must be -1 or 1. It defines the sorting order of the results.</text:p>
      <text:p text:style-name="P12">sortField <text:span text:style-name="T6"><text:tab/></text:span><text:span text:style-name="T1">indicates the field by which the results should be sorted.</text:span></text:p>
      <text:p text:style-name="P14"><text:tab/><text:tab/>0:<text:tab/>no sorting</text:p>
      <text:p text:style-name="P14"><text:tab/><text:tab/>1:<text:tab/>by name</text:p>
      <text:p text:style-name="P14"><text:tab/><text:tab/>2:<text:tab/>by registration date</text:p>
      <text:p text:style-name="P14"><text:tab/><text:tab/>3:<text:tab/>by e-mail address</text:p>
      <text:p text:style-name="P14"><text:tab/><text:tab/>4:<text:tab/>by user level</text:p>
      <text:p text:style-name="P14"/>
      <text:p text:style-name="P13">searchText<text:tab/><text:span text:style-name="T1">is the search string to find</text:span></text:p>
      <text:p text:style-name="P13">searchField<text:tab/><text:span text:style-name="T1">indicates the search field:</text:span></text:p>
      <text:p text:style-name="P14"><text:tab/><text:tab/>0:<text:tab/>name or email</text:p>
      <text:p text:style-name="P14"><text:tab/><text:tab/>1:<text:tab/>name</text:p>
      <text:p text:style-name="P14"><text:tab/><text:tab/>2:<text:tab/>email<text:tab/><text:tab/></text:p>
      <text:p text:style-name="P13">searchMode<text:tab/><text:span text:style-name="T1">indicates the search mode:</text:span></text:p>
      <text:p text:style-name="P14"><text:tab/><text:tab/>1:<text:tab/>includes the search string</text:p>
      <text:p text:style-name="P14"><text:tab/><text:tab/>2:<text:tab/>starts with the search string</text:p>
      <text:p text:style-name="P14"><text:tab/><text:tab/>3:<text:tab/>exactly matches the search string</text:p>
      <text:p text:style-name="P5"/>
      <text:p text:style-name="P4"><text:tab/>Return fields:</text:p>
      <text:p text:style-name="P4"/>
      <text:p text:style-name="P4"><text:tab/>name<text:tab/><text:tab/><text:span text:style-name="T1">The user's name</text:span></text:p>
      <text:p text:style-name="P4"><text:span text:style-name="T1"><text:tab/></text:span>email<text:tab/><text:tab/><text:span text:style-name="T1">E-mail address</text:span></text:p>
      <text:p text:style-name="P4"><text:span text:style-name="T1"><text:tab/></text:span>username<text:tab/><text:span text:style-name="T1">The username</text:span></text:p>
      <text:p text:style-name="P4"><text:span text:style-name="T1"><text:tab/></text:span>password<text:tab/><text:span text:style-name="T1">Password (MD5 hash)</text:span></text:p>
      <text:p text:style-name="P4"><text:span text:style-name="T1"><text:tab/></text:span>registered<text:tab/><text:span text:style-name="T1">Date of registration</text:span></text:p>
      <text:p text:style-name="P4"><text:span text:style-name="T1"><text:tab/></text:span>level<text:tab/><text:tab/><text:span text:style-name="T1">User level (0-3)</text:span></text:p>
      <text:p text:style-name="P4"><text:span text:style-name="T1"><text:tab/></text:span>levelName<text:tab/><text:span text:style-name="T1">Name of user level (Pending, Regular, User manager, Administrator)</text:span></text:p>
      <text:p text:style-name="P3"><text:tab/></text:p>
      <text:p text:style-name="P5"/>
      <text:p text:style-name="P1">Route:<text:tab/><text:tab/><text:span text:style-name="T1">/</text:span><text:span text:style-name="T4">users</text:span></text:p>
      <text:p text:style-name="P1">Verbs:<text:tab/><text:tab/><text:span text:style-name="T7">POST</text:span></text:p>
      <text:p text:style-name="P4">Parameters:<text:tab/><text:span text:style-name="T1">_id, name, email, username, password1, password2, level.</text:span></text:p>
      <text:p text:style-name="P3"/>
      <text:p text:style-name="P6"><text:span text:style-name="T1">Inserts or modifies a user. If the </text:span>_id <text:span text:style-name="T1">parameter is specified, it will update the user with the matching </text:span>_id<text:span text:style-name="T1"> field, otherwise insert a new user with level 0. A confirmation e-mail is sent to the specified e-mail with the confirmation link (which ponts to /confirmuser/:id).</text:span></text:p>
      <text:p text:style-name="P9">Only users with level 2 or higher can set level to 2 or higher. A user with level 3 can only be demoted by another with level 3.</text:p>
      <text:p text:style-name="P9"/>
      <text:p text:style-name="P8">_id<text:tab/><text:tab/><text:span text:style-name="T1">The user's ObjectId value, or 0 for a new user</text:span></text:p>
      <text:p text:style-name="P8">name<text:tab/><text:tab/><text:span text:style-name="T1">Name of the user</text:span></text:p>
      <text:p text:style-name="P8">username<text:tab/><text:span text:style-name="T1">Username</text:span></text:p>
      <text:p text:style-name="P8">password1<text:tab/><text:span text:style-name="T1">Password (MD5 hash)</text:span></text:p>
      <text:p text:style-name="P8">password2<text:tab/><text:span text:style-name="T1">Password repeated</text:span></text:p>
      <text:p text:style-name="P8">level<text:tab/><text:tab/><text:span text:style-name="T1">Level of user (0-3)</text:span></text:p>
      <text:p text:style-name="P3"/>
      <text:p text:style-name="P1">Route:<text:tab/><text:tab/><text:span text:style-name="T1">/c</text:span><text:span text:style-name="T4">onfirmuser/:id</text:span></text:p>
      <text:p text:style-name="P1">Verbs:<text:tab/><text:tab/><text:span text:style-name="T4">GET</text:span></text:p>
      <text:p text:style-name="P3">Parameters:<text:tab/>none</text:p>
      <text:p text:style-name="P3"><text:soft-page-break/></text:p>
      <text:p text:style-name="P27">If the specified user's level is 0 (pending), it promotes him to 1 (regular user).</text:p>
      <text:p text:style-name="P3"/>
      <text:p text:style-name="P1">Route:<text:tab/><text:tab/><text:span text:style-name="T1">/f</text:span><text:span text:style-name="T4">orgotpsw</text:span></text:p>
      <text:p text:style-name="P1">Verbs:<text:tab/><text:tab/><text:span text:style-name="T4">POST</text:span></text:p>
      <text:p text:style-name="P3">Parameters:<text:tab/>email</text:p>
      <text:p text:style-name="P3"/>
      <text:p text:style-name="P19"><text:span text:style-name="T1">Finds the user with the specified e-mail address and sends him a password reminder e-mail. It also adds a </text:span>resetcode <text:span text:style-name="T1">field to the user's record.</text:span></text:p>
      <text:p text:style-name="P22"/>
      <text:p text:style-name="P1">Route:<text:tab/><text:tab/><text:span text:style-name="T1">/</text:span><text:span text:style-name="T4">resetpsw</text:span></text:p>
      <text:p text:style-name="P1">Verbs:<text:tab/><text:tab/><text:span text:style-name="T4">POST</text:span></text:p>
      <text:p text:style-name="P3">Parameters:<text:tab/>resetcode, password1, password2</text:p>
      <text:p text:style-name="P3"/>
      <text:p text:style-name="P19"><text:span text:style-name="T1">Finds the user with the specified </text:span>resetcode <text:span text:style-name="T1">field value and sets the specified password.</text:span></text:p>
      <text:p text:style-name="P22"/>
      <text:p text:style-name="P1">Route:<text:tab/><text:tab/><text:span text:style-name="T1">/</text:span><text:span text:style-name="T4">users/:id</text:span></text:p>
      <text:p text:style-name="P1">Verbs:<text:tab/><text:tab/><text:span text:style-name="T4">DELETE</text:span></text:p>
      <text:p text:style-name="P3">Parameters:<text:tab/>none</text:p>
      <text:p text:style-name="P3"/>
      <text:p text:style-name="P19"><text:span text:style-name="T1">Deletes the user with the specified </text:span>_id <text:span text:style-name="T1">field and also removes all of his records. The user invoking this route must have a level of at least 2 or must have the same _id as the deleted one (which means he is deleting himself).</text:span></text:p>
      <text:p text:style-name="P22"/>
      <text:p text:style-name="P1">Route:<text:tab/><text:tab/><text:span text:style-name="T1">/</text:span><text:span text:style-name="T4">records/:id</text:span></text:p>
      <text:p text:style-name="P1">Verbs:<text:tab/><text:tab/><text:span text:style-name="T4">GET</text:span></text:p>
      <text:p text:style-name="P3">Parameters:<text:tab/>sortMode, sortField, searchStartDate, searchEndDate</text:p>
      <text:p text:style-name="P3"/>
      <text:p text:style-name="P20">Retrieves either a single record (if :id is specified) or an array of records according to the parameters. If <text:span text:style-name="T2">searchStartDate </text:span>and <text:span text:style-name="T2">searchEndDate</text:span> are not specified, no records will be returned.</text:p>
      <text:p text:style-name="P22"/>
      <text:p text:style-name="P21">sortMode:<text:tab/><text:span text:style-name="T1">Specifies the sort mode: -1 for decreasing or 1 for increasing order.</text:span></text:p>
      <text:p text:style-name="P21">sortField:<text:tab/><text:span text:style-name="T1">Specifies the sort field.</text:span></text:p>
      <text:p text:style-name="P22"><text:tab/><text:tab/>0:<text:tab/>by date</text:p>
      <text:p text:style-name="P22"><text:tab/><text:tab/>1:<text:tab/>by distance</text:p>
      <text:p text:style-name="P22"><text:tab/><text:tab/>2:<text:tab/>by time</text:p>
      <text:p text:style-name="P22"/>
      <text:p text:style-name="P21">Return fields:</text:p>
      <text:p text:style-name="P21"/>
      <text:p text:style-name="P21">_id<text:tab/><text:span text:style-name="T1"><text:tab/><text:tab/>The field ObjectId value</text:span></text:p>
      <text:p text:style-name="P21">user<text:tab/><text:tab/><text:tab/><text:span text:style-name="T1">The user's ObjectId value</text:span></text:p>
      <text:p text:style-name="P21">distance<text:tab/><text:tab/><text:span text:style-name="T1">Distance of run in meters</text:span></text:p>
      <text:p text:style-name="P21">distanceUnit<text:tab/><text:tab/><text:span text:style-name="T1">A multiplier to correctly display the distance value</text:span></text:p>
      <text:p text:style-name="P21">distanceUnitName<text:tab/><text:span text:style-name="T1">Name of distance unit: </text:span>m, km, yd <text:span text:style-name="T1">or </text:span>mi</text:p>
      <text:p text:style-name="P21">datetime:<text:tab/><text:tab/><text:span text:style-name="T1">Date</text:span></text:p>
      <text:p text:style-name="P21">time:<text:tab/><text:tab/><text:tab/><text:span text:style-name="T1">Time of run, in seconds</text:span></text:p>
      <text:p text:style-name="P21">users.name<text:tab/><text:tab/><text:span text:style-name="T1">The user's name</text:span></text:p>
      <text:p text:style-name="P23"/>
      <text:p text:style-name="P1">Route:<text:tab/><text:tab/><text:span text:style-name="T1">/</text:span><text:span text:style-name="T4">records</text:span></text:p>
      <text:p text:style-name="P1">Verbs:<text:tab/><text:tab/><text:span text:style-name="T4">POST</text:span></text:p>
      <text:p text:style-name="P3">Parameters:<text:tab/>user, date, distance, time, location</text:p>
      <text:p text:style-name="P3"><text:soft-page-break/></text:p>
      <text:p text:style-name="P19"><text:span text:style-name="T1">Inserts or updates a record depending on whether </text:span>user <text:span text:style-name="T1">is specified.</text:span></text:p>
      <text:p text:style-name="P22"/>
      <text:p text:style-name="P21">user<text:tab/><text:span text:style-name="T1"><text:tab/>The user's ObjectId value. 0 indicates a new record.</text:span></text:p>
      <text:p text:style-name="P21">date<text:tab/><text:tab/><text:span text:style-name="T1">Date</text:span></text:p>
      <text:p text:style-name="P21">distance<text:tab/><text:span text:style-name="T1">Distance in meters</text:span></text:p>
      <text:p text:style-name="P21">time<text:tab/><text:span text:style-name="T1"><text:tab/>Time in seconds</text:span></text:p>
      <text:p text:style-name="P21">location<text:tab/>name<text:tab/><text:tab/><text:span text:style-name="T1">Name of place</text:span></text:p>
      <text:p text:style-name="P21"><text:span text:style-name="T1"><text:tab/><text:tab/></text:span>place_id<text:tab/><text:span text:style-name="T1">Google Maps PlaceID string</text:span></text:p>
      <text:p text:style-name="P22"/>
      <text:p text:style-name="P1">Route:<text:tab/><text:tab/><text:span text:style-name="T1">/</text:span><text:span text:style-name="T4">records/:id</text:span></text:p>
      <text:p text:style-name="P1">Verbs:<text:tab/><text:tab/><text:span text:style-name="T4">DELETE</text:span></text:p>
      <text:p text:style-name="P3">Parameters:<text:tab/>none</text:p>
      <text:p text:style-name="P3"/>
      <text:p text:style-name="P22">Deletes the record with the specified ID.</text:p>
      <text:p text:style-name="P22"/>
      <text:p text:style-name="P1">Route:<text:tab/><text:tab/><text:span text:style-name="T1">/</text:span><text:span text:style-name="T4">defaultadmin</text:span></text:p>
      <text:p text:style-name="P1">Verbs:<text:tab/><text:tab/><text:span text:style-name="T4">GET</text:span></text:p>
      <text:p text:style-name="P3">Parameters:<text:tab/>none</text:p>
      <text:p text:style-name="P3"/>
      <text:p text:style-name="P21"><text:span text:style-name="T1">Development-only function, not found in the production version. Removes all users (not their records!) and creates a single user named </text:span>Default Admin <text:span text:style-name="T1">with username: </text:span>admin <text:span text:style-name="T1">and password: </text:span>admin<text:span text:style-name="T1">.</text:span></text:p>
      <text:p text:style-name="P22"/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mas Polgar</meta:initial-creator>
    <meta:creation-date>2017-06-30T19:33:32.44</meta:creation-date>
    <dc:date>2018-04-21T14:30:23.16</dc:date>
    <dc:creator>Tamás Polgár</dc:creator>
    <meta:editing-duration>PT3H30M10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4" meta:paragraph-count="121" meta:word-count="858" meta:character-count="5231"/>
  </office:meta>
</office:document-meta>
</file>